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3528" calcext:value-type="float">
            <text:p>102.9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2584" calcext:value-type="float">
            <text:p>103.7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856" calcext:value-type="float">
            <text:p>102.4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656" calcext:value-type="float">
            <text:p>102.4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1672" calcext:value-type="float">
            <text:p>102.5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8144" calcext:value-type="float">
            <text:p>102.4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4408" calcext:value-type="float">
            <text:p>102.3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0232" calcext:value-type="float">
            <text:p>102.4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6808" calcext:value-type="float">
            <text:p>102.4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856" calcext:value-type="float">
            <text:p>102.4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044" calcext:value-type="float">
            <text:p>102.5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7976" calcext:value-type="float">
            <text:p>102.6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0376" calcext:value-type="float">
            <text:p>102.8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0376" calcext:value-type="float">
            <text:p>102.8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7328" calcext:value-type="float">
            <text:p>102.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6472" calcext:value-type="float">
            <text:p>102.8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6096" calcext:value-type="float">
            <text:p>102.8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8808" calcext:value-type="float">
            <text:p>103.2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6824" calcext:value-type="float">
            <text:p>103.3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3568" calcext:value-type="float">
            <text:p>103.2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6112" calcext:value-type="float">
            <text:p>103.7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9656" calcext:value-type="float">
            <text:p>104.6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356" calcext:value-type="float">
            <text:p>104.6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5432" calcext:value-type="float">
            <text:p>105.9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0104" calcext:value-type="float">
            <text:p>106.7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4008" calcext:value-type="float">
            <text:p>106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2088" calcext:value-type="float">
            <text:p>106.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6056" calcext:value-type="float">
            <text:p>106.3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7224" calcext:value-type="float">
            <text:p>106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8664" calcext:value-type="float">
            <text:p>106.6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6848" calcext:value-type="float">
            <text:p>106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476" calcext:value-type="float">
            <text:p>106.6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2464" calcext:value-type="float">
            <text:p>106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7496" calcext:value-type="float">
            <text:p>106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708" calcext:value-type="float">
            <text:p>106.1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0088" calcext:value-type="float">
            <text:p>105.8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2824" calcext:value-type="float">
            <text:p>105.6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796" calcext:value-type="float">
            <text:p>105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0632" calcext:value-type="float">
            <text:p>105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8336" calcext:value-type="float">
            <text:p>105.5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3952" calcext:value-type="float">
            <text:p>105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7168" calcext:value-type="float">
            <text:p>105.3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9968" calcext:value-type="float">
            <text:p>104.8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452" calcext:value-type="float">
            <text:p>104.7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4392" calcext:value-type="float">
            <text:p>105.2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6856" calcext:value-type="float">
            <text:p>105.1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5896" calcext:value-type="float">
            <text:p>105.0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5208" calcext:value-type="float">
            <text:p>104.9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3224" calcext:value-type="float">
            <text:p>105.0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5392" calcext:value-type="float">
            <text:p>105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712" calcext:value-type="float">
            <text:p>106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0752" calcext:value-type="float">
            <text:p>106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2464" calcext:value-type="float">
            <text:p>106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5512" calcext:value-type="float">
            <text:p>106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3904" calcext:value-type="float">
            <text:p>106.6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332" calcext:value-type="float">
            <text:p>106.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6744" calcext:value-type="float">
            <text:p>106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044" calcext:value-type="float">
            <text:p>106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4928" calcext:value-type="float">
            <text:p>106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9208" calcext:value-type="float">
            <text:p>106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3592" calcext:value-type="float">
            <text:p>106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3112" calcext:value-type="float">
            <text:p>106.4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8728" calcext:value-type="float">
            <text:p>106.4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4824" calcext:value-type="float">
            <text:p>106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2464" calcext:value-type="float">
            <text:p>106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2088" calcext:value-type="float">
            <text:p>106.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4176" calcext:value-type="float">
            <text:p>106.5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4176" calcext:value-type="float">
            <text:p>106.5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3696" calcext:value-type="float">
            <text:p>106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3112" calcext:value-type="float">
            <text:p>106.4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5952" calcext:value-type="float">
            <text:p>106.2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1632" calcext:value-type="float">
            <text:p>106.0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9776" calcext:value-type="float">
            <text:p>105.6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8632" calcext:value-type="float">
            <text:p>104.8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0992" calcext:value-type="float">
            <text:p>104.7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3184" calcext:value-type="float">
            <text:p>104.7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548" calcext:value-type="float">
            <text:p>104.8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4832" calcext:value-type="float">
            <text:p>104.9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4768" calcext:value-type="float">
            <text:p>105.2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324" calcext:value-type="float">
            <text:p>105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2944" calcext:value-type="float">
            <text:p>106.6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9792" calcext:value-type="float">
            <text:p>106.5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6848" calcext:value-type="float">
            <text:p>106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6472" calcext:value-type="float">
            <text:p>106.6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3904" calcext:value-type="float">
            <text:p>106.6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9144" calcext:value-type="float">
            <text:p>106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2088" calcext:value-type="float">
            <text:p>106.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5992" calcext:value-type="float">
            <text:p>106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6368" calcext:value-type="float">
            <text:p>106.5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8936" calcext:value-type="float">
            <text:p>106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332" calcext:value-type="float">
            <text:p>106.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2464" calcext:value-type="float">
            <text:p>106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2088" calcext:value-type="float">
            <text:p>106.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4656" calcext:value-type="float">
            <text:p>106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4176" calcext:value-type="float">
            <text:p>106.5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284" calcext:value-type="float">
            <text:p>106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5408" calcext:value-type="float">
            <text:p>106.5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3696" calcext:value-type="float">
            <text:p>106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8936" calcext:value-type="float">
            <text:p>106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3112" calcext:value-type="float">
            <text:p>106.4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2528" calcext:value-type="float">
            <text:p>106.3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9312" calcext:value-type="float">
            <text:p>106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8832" calcext:value-type="float">
            <text:p>106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4344" calcext:value-type="float">
            <text:p>106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66" calcext:value-type="float">
            <text:p>106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3512" calcext:value-type="float">
            <text:p>105.8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704" calcext:value-type="float">
            <text:p>105.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2528" calcext:value-type="float">
            <text:p>106.3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6328" calcext:value-type="float">
            <text:p>106.2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1048" calcext:value-type="float">
            <text:p>105.9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8168" calcext:value-type="float">
            <text:p>105.7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6704" calcext:value-type="float">
            <text:p>106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9648" calcext:value-type="float">
            <text:p>106.1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7832" calcext:value-type="float">
            <text:p>106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0504" calcext:value-type="float">
            <text:p>106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7832" calcext:value-type="float">
            <text:p>106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4368" calcext:value-type="float">
            <text:p>105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5704" calcext:value-type="float">
            <text:p>105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6456" calcext:value-type="float">
            <text:p>105.7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3784" calcext:value-type="float">
            <text:p>105.7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1008" calcext:value-type="float">
            <text:p>105.6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7168" calcext:value-type="float">
            <text:p>105.3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4808" calcext:value-type="float">
            <text:p>105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0904" calcext:value-type="float">
            <text:p>105.5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2512" calcext:value-type="float">
            <text:p>105.4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3264" calcext:value-type="float">
            <text:p>105.3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2448" calcext:value-type="float">
            <text:p>105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844" calcext:value-type="float">
            <text:p>105.6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3952" calcext:value-type="float">
            <text:p>105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1824" calcext:value-type="float">
            <text:p>105.2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0488" calcext:value-type="float">
            <text:p>105.2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6584" calcext:value-type="float">
            <text:p>105.2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6104" calcext:value-type="float">
            <text:p>105.2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4808" calcext:value-type="float">
            <text:p>105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796" calcext:value-type="float">
            <text:p>105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4328" calcext:value-type="float">
            <text:p>105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4392" calcext:value-type="float">
            <text:p>105.2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3536" calcext:value-type="float">
            <text:p>105.2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7984" calcext:value-type="float">
            <text:p>105.0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316" calcext:value-type="float">
            <text:p>105.2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316" calcext:value-type="float">
            <text:p>105.2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7544" calcext:value-type="float">
            <text:p>105.3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61384" calcext:value-type="float">
            <text:p>105.5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5976" calcext:value-type="float">
            <text:p>105.7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8064" calcext:value-type="float">
            <text:p>105.6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0152" calcext:value-type="float">
            <text:p>105.6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7584" calcext:value-type="float">
            <text:p>105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9296" calcext:value-type="float">
            <text:p>105.6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3304" calcext:value-type="float">
            <text:p>105.6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8336" calcext:value-type="float">
            <text:p>105.5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4224" calcext:value-type="float">
            <text:p>105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7544" calcext:value-type="float">
            <text:p>105.3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9592" calcext:value-type="float">
            <text:p>104.9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2576" calcext:value-type="float">
            <text:p>105.1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4768" calcext:value-type="float">
            <text:p>105.2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22" calcext:value-type="float">
            <text:p>105.2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508" calcext:value-type="float">
            <text:p>105.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0424" calcext:value-type="float">
            <text:p>105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4808" calcext:value-type="float">
            <text:p>105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8608" calcext:value-type="float">
            <text:p>105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7752" calcext:value-type="float">
            <text:p>105.4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3848" calcext:value-type="float">
            <text:p>105.4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5768" calcext:value-type="float">
            <text:p>105.5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1656" calcext:value-type="float">
            <text:p>105.4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9152" calcext:value-type="float">
            <text:p>105.2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648" calcext:value-type="float">
            <text:p>105.0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74" calcext:value-type="float">
            <text:p>104.9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0824" calcext:value-type="float">
            <text:p>104.8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2056" calcext:value-type="float">
            <text:p>104.8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1952" calcext:value-type="float">
            <text:p>104.7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0136" calcext:value-type="float">
            <text:p>104.7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7944" calcext:value-type="float">
            <text:p>104.7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9552" calcext:value-type="float">
            <text:p>104.6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0264" calcext:value-type="float">
            <text:p>104.2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6096" calcext:value-type="float">
            <text:p>102.8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3488" calcext:value-type="float">
            <text:p>102.5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8688" calcext:value-type="float">
            <text:p>102.2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2384" calcext:value-type="float">
            <text:p>102.1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9296" calcext:value-type="float">
            <text:p>101.8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8712" calcext:value-type="float">
            <text:p>101.7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3576" calcext:value-type="float">
            <text:p>101.7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3408" calcext:value-type="float">
            <text:p>101.9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0232" calcext:value-type="float">
            <text:p>102.4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656" calcext:value-type="float">
            <text:p>102.4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1048" calcext:value-type="float">
            <text:p>102.1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8168" calcext:value-type="float">
            <text:p>101.9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7416" calcext:value-type="float">
            <text:p>102.0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0424" calcext:value-type="float">
            <text:p>101.6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364" calcext:value-type="float">
            <text:p>101.5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7168" calcext:value-type="float">
            <text:p>101.5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6104" calcext:value-type="float">
            <text:p>101.4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8568" calcext:value-type="float">
            <text:p>101.3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752" calcext:value-type="float">
            <text:p>101.2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0784" calcext:value-type="float">
            <text:p>100.7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4896" calcext:value-type="float">
            <text:p>100.8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6608" calcext:value-type="float">
            <text:p>100.8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1768" calcext:value-type="float">
            <text:p>100.2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5903</text:p>
          </table:table-cell>
          <table:table-cell office:value-type="string" calcext:value-type="string">
            <text:p>Conlen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32" meta:object-count="0"/>
    <meta:user-defined meta:name="AppVersion">3.0</meta:user-defined>
  </office:meta>
</office:document-meta>
</file>